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language="hu" fo:country="HU"/>
    </style:style>
    <style:style style:name="P2" style:family="paragraph" style:parent-style-name="Standard" style:master-page-name="First_20_Page">
      <style:paragraph-properties style:page-number="auto"/>
      <style:text-properties fo:language="hu" fo:country="HU"/>
    </style:style>
    <style:style style:name="P3" style:family="paragraph" style:parent-style-name="Standard">
      <style:paragraph-properties fo:break-before="page"/>
      <style:text-properties fo:language="hu" fo:country="HU"/>
    </style:style>
    <style:style style:name="P4" style:family="paragraph" style:parent-style-name="Standard" style:master-page-name="Converted2">
      <style:paragraph-properties style:page-number="auto"/>
      <style:text-properties fo:language="hu" fo:country="HU"/>
    </style:style>
    <style:style style:name="P5" style:family="paragraph" style:parent-style-name="Footer">
      <style:text-properties fo:language="hu" fo:country="HU"/>
    </style:style>
    <style:style style:name="P6" style:family="paragraph" style:parent-style-name="Header">
      <style:text-properties fo:language="hu" fo:country="HU"/>
    </style:style>
    <style:style style:name="P7" style:family="paragraph" style:parent-style-name="Header">
      <style:text-properties fo:language="hu" fo:country="HU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GoBack"/>First page</text:p>
      <text:p text:style-name="P1"/>
      <text:p text:style-name="P3">Second page (even)</text:p>
      <text:p text:style-name="P1"/>
      <text:p text:style-name="P3">Third page (odd)</text:p>
      <text:p text:style-name="P4">First page 2</text:p>
      <text:p text:style-name="P3">Odd page 2</text:p>
      <text:p text:style-name="P3">Even page 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AU" style:letter-kerning="false" style:font-name-asian="Calibri1" style:font-size-asian="10pt" style:language-asian="en" style:country-asian="AU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AU" style:letter-kerning="false" style:font-name-asian="Calibri1" style:font-size-asian="10pt" style:language-asian="en" style:country-asian="AU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hu" fo:country="HU"/>
    </style:style>
    <style:style style:name="MP2" style:family="paragraph" style:parent-style-name="Footer">
      <style:text-properties fo:language="hu" fo:country="HU"/>
    </style:style>
    <style:style style:name="MP3" style:family="paragraph" style:parent-style-name="Header">
      <style:text-properties fo:language="hu" fo:country="HU" fo:background-color="#ffff00"/>
    </style:style>
    <style:page-layout style:name="Mpm1">
      <style:page-layout-properties fo:page-width="3.3827in" fo:page-height="5.0953in" style:num-format="1" style:print-orientation="portrait" fo:margin-top="0.5in" fo:margin-bottom="0.5in" fo:margin-left="1in" fo:margin-right="1in" style:writing-mode="lr-tb" style:layout-grid-color="#c0c0c0" style:layout-grid-lines="1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dd page header</text:p>
      </style:header>
      <style:header-left>
        <text:p text:style-name="MP1">Even page header</text:p>
      </style:header-left>
      <style:footer>
        <text:p text:style-name="MP2">Odd page footer</text:p>
      </style:footer>
      <style:footer-left>
        <text:p text:style-name="MP2">Even page footer</text:p>
      </style:footer-left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header-first>
        <text:p text:style-name="MP3">First page header</text:p>
      </style:header-first>
      <style:footer>
        <text:p text:style-name="Footer"/>
      </style:footer>
      <style:footer-first>
        <text:p text:style-name="MP2">First page footer</text:p>
      </style:footer-first>
    </style:master-page>
    <style:master-page style:name="Converted1" style:page-layout-name="Mpm1" draw:style-name="Mdp1">
      <style:header>
        <text:p text:style-name="MP1">Odd page header 2</text:p>
      </style:header>
      <style:header-left>
        <text:p text:style-name="MP1">Even page header 2</text:p>
      </style:header-left>
      <style:footer>
        <text:p text:style-name="MP2">Odd page footer 2</text:p>
      </style:footer>
      <style:footer-left>
        <text:p text:style-name="MP2">Even page footer 2</text:p>
      </style:footer-left>
    </style:master-page>
    <style:master-page style:name="Converted2" style:page-layout-name="Mpm1" draw:style-name="Mdp1" style:next-style-name="Converted1">
      <style:header>
        <text:p text:style-name="Header"/>
      </style:header>
      <style:header-first>
        <text:p text:style-name="MP1">First page header2</text:p>
      </style:header-first>
      <style:footer>
        <text:p text:style-name="Footer"/>
      </style:footer>
      <style:footer-first>
        <text:p text:style-name="MP2">First page footer 2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los</meta:initial-creator>
    <meta:editing-cycles>3</meta:editing-cycles>
    <meta:creation-date>2014-07-12T11:32:00</meta:creation-date>
    <dc:date>2021-10-26T07:49:59.426733643</dc:date>
    <meta:editing-duration>PT21S</meta:editing-duration>
    <meta:generator>LibreOfficeDev/7.3.0.0.alpha0$Linux_X86_64 LibreOffice_project/18dc23ad8aeb8cefc1db1eb304669d2f4efd9ef3</meta:generator>
    <meta:document-statistic meta:table-count="0" meta:image-count="0" meta:object-count="0" meta:page-count="6" meta:paragraph-count="18" meta:word-count="58" meta:character-count="280" meta:non-whitespace-character-count="240"/>
    <meta:user-defined meta:name="AppVersion">14.0000</meta:user-defined>
    <meta:template xlink:type="simple" xlink:actuate="onRequest" xlink:title="Normal" xlink:href=""/>
  </office:meta>
</office:document-meta>
</file>